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020000006518E8A7A3.png" manifest:media-type="image/png"/>
  <manifest:file-entry manifest:full-path="Pictures/10000201000002AD0000027A7553A484.png" manifest:media-type="image/png"/>
  <manifest:file-entry manifest:full-path="Pictures/1000000000000440000000F62057B55E.png" manifest:media-type="image/png"/>
  <manifest:file-entry manifest:full-path="Pictures/100000000000043C000000F68E7E7CDE.png" manifest:media-type="image/png"/>
  <manifest:file-entry manifest:full-path="Pictures/100000000000043B000000D9887590ED.png" manifest:media-type="image/png"/>
  <manifest:file-entry manifest:full-path="Pictures/10000000000002FF000001739AF0B4C7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fo:min-height="1.065cm"/>
    </style:style>
    <style:style style:name="gr6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微软雅黑" style:font-name-asian="微软雅黑"/>
    </style:style>
    <style:style style:name="P6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26pt" style:font-size-asian="26pt" style:font-name-complex="Arial1" style:font-size-complex="26pt"/>
    </style:style>
    <style:style style:name="T3" style:family="text">
      <style:text-properties style:font-name="宋体" fo:font-size="9pt" style:font-name-asian="宋体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297cm" svg:height="27.6cm" svg:x="0.803cm" svg:y="0.8cm">
          <draw:image xlink:href="Pictures/2000000800005C690000781F37E26D50.svm" xlink:type="simple" xlink:show="embed" xlink:actuate="onLoad">
            <text:p/>
          </draw:image>
        </draw:frame>
        <draw:frame draw:style-name="gr1" draw:text-style-name="P2" draw:layer="layout" svg:width="6.9cm" svg:height="3.338cm" svg:x="11.8cm" svg:y="2.633cm">
          <draw:image xlink:href="Pictures/10000000000002FF000001739AF0B4C7.png" xlink:type="simple" xlink:show="embed" xlink:actuate="onLoad">
            <text:p/>
          </draw:image>
        </draw:frame>
        <draw:custom-shape draw:style-name="gr2" draw:text-style-name="P2" draw:layer="layout" svg:width="2cm" svg:height="0.7cm" svg:x="2.102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17cm" svg:height="1.4cm" svg:x="1.985cm" svg:y="5cm">
          <draw:text-box>
            <text:p><text:span text:style-name="T1">LEVEL</text:span></text:p>
          </draw:text-box>
        </draw:frame>
        <draw:path draw:style-name="gr4" draw:layer="layout" svg:width="0.633cm" svg:height="1.443cm" svg:x="4.5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4" draw:layer="layout" svg:width="0.633cm" svg:height="1.443cm" svg:x="5.4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5" draw:text-style-name="P5" draw:layer="layout" svg:width="19cm" svg:height="1.441cm" svg:x="1cm" svg:y="1.022cm">
          <draw:text-box>
            <text:p text:style-name="P4"><text:span text:style-name="T2">红河谷</text:span><text:span text:style-name="T2">C</text:span><text:span text:style-name="T2">指弹</text:span></text:p>
          </draw:text-box>
        </draw:frame>
        <draw:frame draw:style-name="gr1" draw:text-style-name="P2" draw:layer="layout" svg:width="18.011cm" svg:height="3.607cm" svg:x="1.189cm" svg:y="7.093cm">
          <draw:image xlink:href="Pictures/100000000000043B000000D9887590ED.png" xlink:type="simple" xlink:show="embed" xlink:actuate="onLoad">
            <text:p/>
          </draw:image>
        </draw:frame>
        <draw:frame draw:style-name="gr1" draw:text-style-name="P2" draw:layer="layout" svg:width="17.911cm" svg:height="4.063cm" svg:x="1.189cm" svg:y="11.735cm">
          <draw:image xlink:href="Pictures/100000000000043C000000F68E7E7CDE.png" xlink:type="simple" xlink:show="embed" xlink:actuate="onLoad">
            <text:p/>
          </draw:image>
        </draw:frame>
        <draw:frame draw:style-name="gr1" draw:text-style-name="P2" draw:layer="layout" svg:width="17.911cm" svg:height="4.049cm" svg:x="1.189cm" svg:y="16.8cm">
          <draw:image xlink:href="Pictures/1000000000000440000000F62057B55E.png" xlink:type="simple" xlink:show="embed" xlink:actuate="onLoad">
            <text:p/>
          </draw:image>
        </draw:frame>
        <draw:frame draw:style-name="gr6" draw:text-style-name="P2" draw:layer="layout" svg:width="18.123cm" svg:height="16.774cm" svg:x="1.543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2" draw:layer="layout" svg:width="4.525cm" svg:height="1.771cm" svg:x="1.775cm" svg:y="2.629cm">
          <draw:image xlink:href="Pictures/10000000000001020000006518E8A7A3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8.6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9:54:15.468000000</meta:creation-date>
    <dc:date>2015-11-22T16:13:16.953000000</dc:date>
    <meta:editing-duration>PT1M42S</meta:editing-duration>
    <meta:editing-cycles>6</meta:editing-cycles>
    <meta:generator>捷速PDF编辑器/1.0.0.0$Windows_x86 LibreOffice_project/100$Build-0</meta:generator>
    <meta:document-statistic meta:object-count="13"/>
  </office:meta>
</office:document-meta>
</file>